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f3f46" officeooo:paragraph-rsid="001f3f46"/>
    </style:style>
    <style:style style:name="P2" style:family="paragraph" style:parent-style-name="Standard">
      <style:text-properties officeooo:rsid="001f3f46" officeooo:paragraph-rsid="001f3f46"/>
    </style:style>
    <style:style style:name="P3" style:family="paragraph">
      <style:paragraph-properties fo:text-align="start"/>
      <style:text-properties fo:color="#111111" style:text-line-through-style="none" style:text-line-through-type="none" fo:font-family="Arial" style:font-style-name="Normal" style:font-family-generic="swiss" fo:font-style="normal" style:text-underline-style="none"/>
    </style:style>
    <style:style style:name="P4" style:family="paragraph">
      <style:paragraph-properties fo:text-align="start"/>
      <style:text-properties fo:color="#111111"/>
    </style:style>
    <style:style style:name="P5" style:family="paragraph">
      <style:paragraph-properties fo:text-align="start"/>
      <style:text-properties fo:color="#000000"/>
    </style:style>
    <style:style style:name="P6" style:family="paragraph">
      <style:paragraph-properties fo:text-align="start"/>
      <style:text-properties fo:color="#111111" style:text-line-through-style="none" style:text-line-through-type="none" fo:font-style="normal" style:text-underline-style="none"/>
    </style:style>
    <style:style style:name="T1" style:family="text">
      <style:text-properties officeooo:rsid="0030e5f9"/>
    </style:style>
    <style:style style:name="T2" style:family="text">
      <style:text-properties fo:background-color="#ffffff" loext:char-shading-value="0"/>
    </style:style>
    <style:style style:name="T3" style:family="text">
      <style:text-properties fo:background-color="#ffffff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ffff" fo:border="solid #666666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background-color="#ffffff" fo:border="solid #666666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forms:bind id="Vinculación 1"/>
          <xsd:schema/>
        </xforms:model>
        <form:form form:name="Formulario" form:command="Homb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uadro de lista 1" form:control-implementation="ooo:com.sun.star.form.component.TextField" xml:id="control1" form:id="control1" form:current-value="Enrique Martínez Añó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checkbox form:name="Casilla 1" form:control-implementation="ooo:com.sun.star.form.component.CheckBox" xml:id="control2" form:id="control2" form:label="Hombre" form:tab-stop="false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1" form:control-implementation="ooo:com.sun.star.form.component.CheckBox" xml:id="control3" form:id="control3" form:label="Mujer" form:visual-effect="flat" form:value="Muj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Mujer"/>
            </form:properties>
          </form:checkbox>
          <form:listbox form:name="Cuadro de lista 2" form:control-implementation="ooo:com.sun.star.form.component.ListBox" xml:id="control4" form:id="control4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Ingenieros Técnicos"/>
            <form:option form:label="Jefes Administrativos"/>
            <form:option form:label="Ayudantes no titulados" form:current-selected="true"/>
            <form:option form:label="Administrativos"/>
            <form:option form:label=""/>
          </form:listbox>
          <form:textarea form:name="Cuadro de texto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 text:protection-key="D+2Sm74ApG/pBj0DhQQk5AMegdQ=">
        <text:p text:style-name="P1"><draw:control text:anchor-type="char" draw:z-index="0" draw:name="Control 1" draw:style-name="gr2" draw:text-style-name="P6" svg:width="10cm" svg:height="0.5cm" svg:x="4.001cm" svg:y="0cm" draw:control="control1"/>Nombre y apellidos:</text:p>
        <text:p text:style-name="P1"/>
        <text:p text:style-name="P1"/>
        <text:p text:style-name="P1"><draw:control text:anchor-type="char" draw:z-index="1" draw:name="Control 2" draw:style-name="gr3" draw:text-style-name="P5" svg:width="2.251cm" svg:height="0.5cm" svg:x="1.649cm" svg:y="0cm" draw:control="control2"/>Sexo:</text:p>
        <text:p text:style-name="P1"><draw:control text:anchor-type="char" draw:z-index="2" draw:name="Control 3" draw:style-name="gr3" draw:text-style-name="P5" svg:width="2.251cm" svg:height="0.5cm" svg:x="1.649cm" svg:y="0cm" draw:control="control3"/></text:p>
        <text:p text:style-name="P1"/>
        <text:p text:style-name="P1"><draw:control text:anchor-type="char" draw:z-index="3" draw:name="Control 4" draw:style-name="gr2" draw:text-style-name="P4" svg:width="5.534cm" svg:height="0.551cm" svg:x="4.54cm" svg:y="0cm" draw:control="control4"/>Categoría profesional:</text:p>
        <text:p text:style-name="P1"/>
        <text:p text:style-name="P1"/>
        <text:p text:style-name="P1"><draw:control text:anchor-type="char" draw:z-index="4" draw:name="Control 5" draw:style-name="gr1" draw:text-style-name="P3" svg:width="12.501cm" svg:height="2.5cm" svg:x="0cm" svg:y="1cm" draw:control="control5"/>Sugerencias de mejoras de entorno laboral: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background-color="#ffffff" loext:char-shading-value="0"/>
    </style:style>
    <style:style style:name="MT2" style:family="text">
      <style:text-properties officeooo:rsid="0030e5f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<text:page-number text:select-page="current">1</text:page-number></text:span><text:span text:style-name="MT2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9:55:44.194917678</meta:creation-date>
    <dc:date>2022-11-14T16:47:55.030517484</dc:date>
    <meta:editing-duration>PT18M14S</meta:editing-duration>
    <meta:editing-cycles>5</meta:editing-cycles>
    <meta:generator>LibreOffice/7.4.2.3$Linux_X86_64 LibreOffice_project/40$Build-3</meta:generator>
    <meta:document-statistic meta:table-count="0" meta:image-count="0" meta:object-count="0" meta:page-count="1" meta:paragraph-count="5" meta:word-count="16" meta:character-count="111" meta:non-whitespace-character-count="100"/>
  </office:meta>
</office:document-meta>
</file>